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1st, let's open the console tab. This tab outputs, javascript logs and errors from your web application. The sources tab shows all content resolved for the current page. It includes HTML, CSS, Javascript, images and videos. With the network tab, you can inspect the timeline and details of http requests and responses for the web page. The performance tab shows what the web browser is doing over time. It is useful if your web application is running slow because you can pinpoint the functions that are taking the most time. The memory tab displays the parts of your code that are consuming the most resources. Finally, let's check the most used tab the elements tab. You can use this tab to inspect the documents, HTML elements and their properties. For example, when I hover over an element in the elements tab, it highlights that element in the browser pane. On the right side of the panel, there are tabs for inspecting the details of the elements further. This panel shows us what CSS is applied to an element and the result of the element displayed in the browser.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6-03-02T17:34:51.516000000</dc:date>
    <meta:editing-duration>PT1M58S</meta:editing-duration>
    <meta:editing-cycles>1</meta:editing-cycles>
    <meta:document-statistic meta:table-count="0" meta:image-count="0" meta:object-count="0" meta:page-count="1" meta:paragraph-count="1" meta:word-count="188" meta:character-count="1072" meta:non-whitespace-character-count="884"/>
    <meta:generator>LibreOffice/7.3.4.2$Windows_X86_64 LibreOffice_project/728fec16bd5f605073805c3c9e7c4212a0120dc5</meta:generator>
  </office:meta>
</office:document-meta>
</file>